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3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6" style:parent-style-name="Standard" style:family="paragraph">
      <style:paragraph-properties fo:text-align="justify"/>
    </style:style>
    <style:style style:name="T7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9" style:parent-style-name="Standard" style:family="paragraph">
      <style:paragraph-properties fo:text-align="justify"/>
    </style:style>
    <style:style style:name="T10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11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12" style:parent-style-name="Standard" style:family="paragraph">
      <style:paragraph-properties fo:text-align="justify"/>
    </style:style>
    <style:style style:name="T13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14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15" style:parent-style-name="DefaultParagraphFont" style:family="text">
      <style:text-properties style:font-name="Calibri" style:font-name-asian="Calibri" style:font-name-complex="Calibri" fo:font-size="14pt" style:font-size-asian="14pt" style:font-size-complex="14pt" fo:language="en" fo:country="IN"/>
    </style:style>
    <style:style style:name="T16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18" style:parent-style-name="Standard" style:family="paragraph">
      <style:paragraph-properties fo:text-align="justify" fo:margin-bottom="0.1666in" fo:line-height="100%"/>
      <style:text-properties style:font-name="Calibri" style:font-name-asian="Calibri" style:font-name-complex="Calibri" fo:font-size="14pt" style:font-size-asian="14pt" style:font-size-complex="14pt"/>
    </style:style>
    <style:style style:name="P19" style:parent-style-name="Standard" style:family="paragraph">
      <style:paragraph-properties fo:text-align="justify" fo:margin-bottom="0.1666in" fo:line-height="100%"/>
      <style:text-properties style:font-name="Calibri" style:font-name-asian="Calibri" style:font-name-complex="Calibri" fo:font-size="14pt" style:font-size-asian="14pt" style:font-size-complex="14pt"/>
    </style:style>
    <style:style style:name="P20" style:parent-style-name="Standard" style:family="paragraph">
      <style:paragraph-properties fo:text-align="justify" fo:margin-bottom="0.1666in" fo:line-height="100%"/>
      <style:text-properties style:font-name="Calibri" style:font-name-asian="Calibri" style:font-name-complex="Calibri" fo:font-size="14pt" style:font-size-asian="14pt" style:font-size-complex="14pt"/>
    </style:style>
    <style:style style:name="P21" style:parent-style-name="Standard" style:family="paragraph">
      <style:paragraph-properties fo:text-align="justify" fo:margin-bottom="0.1666in" fo:line-height="100%"/>
      <style:text-properties style:font-name="Calibri" style:font-name-asian="Calibri" style:font-name-complex="Calibri" fo:font-size="14pt" style:font-size-asian="14pt" style:font-size-complex="14pt"/>
    </style:style>
    <style:style style:name="P22" style:parent-style-name="Standard" style:family="paragraph">
      <style:paragraph-properties fo:text-align="justify" fo:margin-bottom="0.1666in" fo:line-height="100%"/>
      <style:text-properties style:font-name="Calibri" style:font-name-asian="Calibri" style:font-name-complex="Calibri" fo:font-size="14pt" style:font-size-asian="14pt" style:font-size-complex="14pt"/>
    </style:style>
    <style:style style:name="P23" style:parent-style-name="Standard" style:family="paragraph">
      <style:paragraph-properties fo:text-align="justify" fo:margin-bottom="0.1666in" fo:line-height="100%"/>
      <style:text-properties style:font-name="Calibri" style:font-name-asian="Calibri" style:font-name-complex="Calibri" fo:font-size="14pt" style:font-size-asian="14pt" style:font-size-complex="14pt"/>
    </style:style>
    <style:style style:name="P24" style:parent-style-name="Standard" style:family="paragraph">
      <style:paragraph-properties fo:text-align="justify" fo:margin-bottom="0.1666in" fo:line-height="100%"/>
      <style:text-properties style:font-name="Calibri" style:font-name-asian="Calibri" style:font-name-complex="Calibri"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29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30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31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32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 fo:language="en" fo:country="IN"/>
    </style:style>
    <style:style style:name="T3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34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3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3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TableColumn39" style:family="table-column">
      <style:table-column-properties style:column-width="0.5937in" style:use-optimal-column-width="false"/>
    </style:style>
    <style:style style:name="TableColumn40" style:family="table-column">
      <style:table-column-properties style:column-width="1.5729in" style:use-optimal-column-width="false"/>
    </style:style>
    <style:style style:name="TableColumn41" style:family="table-column">
      <style:table-column-properties style:column-width="1.625in" style:use-optimal-column-width="false"/>
    </style:style>
    <style:style style:name="TableColumn42" style:family="table-column">
      <style:table-column-properties style:column-width="1.3951in" style:use-optimal-column-width="false"/>
    </style:style>
    <style:style style:name="TableColumn43" style:family="table-column">
      <style:table-column-properties style:column-width="1.2194in" style:use-optimal-column-width="false"/>
    </style:style>
    <style:style style:name="TableColumn44" style:family="table-column">
      <style:table-column-properties style:column-width="1.2187in" style:use-optimal-column-width="false"/>
    </style:style>
    <style:style style:name="Table38" style:family="table">
      <style:table-properties style:width="7.625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 fo:language="en" fo:country="IN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justify" fo:line-height="100%"/>
    </style:style>
    <style:style style:name="T65" style:parent-style-name="DefaultParagraphFont" style:family="text">
      <style:text-properties style:font-name="Calibri" style:font-name-asian="Calibri" style:font-name-complex="Calibri" fo:font-size="14pt" style:font-size-asian="14pt" style:font-size-complex="14pt" fo:language="en" fo:country="IN"/>
    </style:style>
    <style:style style:name="T66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 fo:language="en" fo:country="IN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 fo:language="en" fo:country="IN"/>
    </style:style>
    <style:style style:name="P7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7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7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7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7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78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79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80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81" style:parent-style-name="Standard" style:family="paragraph">
      <style:paragraph-properties fo:text-align="justify"/>
    </style:style>
    <style:style style:name="T82" style:parent-style-name="DefaultParagraphFont" style:family="text">
      <style:text-properties style:font-name="Calibri" style:font-name-asian="Calibri" style:font-name-complex="Calibri" fo:font-size="14pt" style:font-size-asian="14pt" style:font-size-complex="14pt" fo:language="en" fo:country="IN"/>
    </style:style>
    <style:style style:name="P8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84" style:parent-style-name="Standard" style:family="paragraph">
      <style:paragraph-properties fo:text-align="justify" fo:margin-bottom="0.1666in" fo:line-height="100%"/>
      <style:text-properties style:font-name="Calibri" style:font-name-asian="Calibri" style:font-name-complex="Calibri" style:font-weight-complex="bold" fo:color="#000000" fo:font-size="14pt" style:font-size-asian="14pt" style:font-size-complex="14pt"/>
    </style:style>
    <style:style style:name="P85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P86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TableColumn88" style:family="table-column">
      <style:table-column-properties style:column-width="0.5722in" style:use-optimal-column-width="false"/>
    </style:style>
    <style:style style:name="TableColumn89" style:family="table-column">
      <style:table-column-properties style:column-width="1.8854in" style:use-optimal-column-width="false"/>
    </style:style>
    <style:style style:name="TableColumn90" style:family="table-column">
      <style:table-column-properties style:column-width="5.3548in" style:use-optimal-column-width="false"/>
    </style:style>
    <style:style style:name="Table87" style:family="table">
      <style:table-properties style:width="7.8125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Row105" style:family="table-row">
      <style:table-row-properties style:min-row-height="0.3194in" style:use-optimal-row-height="false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P11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12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121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122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123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124" style:parent-style-name="Standard" style:family="paragraph">
      <style:paragraph-properties fo:text-align="justify"/>
    </style:style>
  </office:automatic-styles>
  <office:body>
    <office:text text:use-soft-page-breaks="true">
      <text:p text:style-name="P1">Experiment Project Documentation</text:p>
      <text:p text:style-name="P2">Introduction</text:p>
      <text:p text:style-name="P3">This <text:s/>document captures the technical details related to the experiment development.</text:p>
      <text:p text:style-name="P4"/>
      <text:p text:style-name="P5">Project</text:p>
      <text:p text:style-name="P6"><text:span text:style-name="T7">Domain Name :<text:s/></text:span><text:span text:style-name="T8">Computer Science &amp; Engineering</text:span></text:p>
      <text:p text:style-name="P9"><text:span text:style-name="T10">Lab Name : <text:s/></text:span><text:span text:style-name="T11">Computer Organisation</text:span></text:p>
      <text:p text:style-name="P12"><text:span text:style-name="T13">Experiment Name:<text:s/></text:span><text:span text:style-name="T14">Convert to JS(MIPS Assembly Language Programming-</text:span><text:span text:style-name="T15">2</text:span><text:span text:style-name="T16">)</text:span></text:p>
      <text:p text:style-name="P17"/>
      <text:p text:style-name="P18">A High Level Programming Language like C provides abstractions to program an underlying computing system. The following is a broad classification of various abstractions.</text:p>
      <text:p text:style-name="P19"><text:s/>Data Abstractions: Data Abstractions provide certain primitive data types like int, float, char etc. and a mechanism (like structures, arrays etc.) to hierarchilaly compose the primitive data types to create new abstract data types.</text:p>
      <text:p text:style-name="P20">Data Processing Abstractions: Data Processing Abstractions provide operations (like addition, multiplication, comparison etc.) which act on the primitive data types which can again be composed to act on user-defined data types.</text:p>
      <text:p text:style-name="P21">Control Abstractions: Control abstractions include language features like conditional/unconditional goto, if-then-else, for-loop, while-loop etc. A language which doesn't support at least one these Control Abstractions will not be Turing Complete which means there exists certain functions which are not computable using the language features alone.</text:p>
      <text:p text:style-name="P22">Procedural Abstraction: Procedures allows a user to define his/her own operation to act upon primitive or user defined data types. Further it allows modular development of programs enabling software readability, maintainability and efficiency also.</text:p>
      <text:p text:style-name="P23">More Abstractions: Object-oriented languages like C++ and Java provide features like classes, inheritance, polymorphism etc. Similary different langugages can provide different sets of abstraction depending upon their design philosophy and utility.</text:p>
      <text:p text:style-name="P24">In<text:s/>this assignment and in the next few we shall learn how to implement these High Level Language Abstractions in the Assembly Language. There are 2 sets of assignments corresponding to MIPS and ARM Instruction Set Architectures (ISAs). Both MIPS and ARM ISA<text:s/>follow RISC philosophy.</text:p>
      <text:p text:style-name="P25"/>
      <text:p text:style-name="P26">Purpose of the project</text:p>
      <text:p text:style-name="P27"><text:span text:style-name="T28">The purpose of the project is to convert the<text:s/></text:span><text:span text:style-name="T29">MIPS Assembly Parser</text:span><text:span text:style-name="T30"><text:s/>experiment simulation from<text:s/></text:span><text:span text:style-name="T31">Java</text:span><text:span text:style-name="T32">3D</text:span><text:span text:style-name="T33"><text:s/>to<text:s/></text:span><text:span text:style-name="T34">Javascript</text:span><text:span text:style-name="T35">.</text:span></text:p>
      <text:p text:style-name="P36"/>
      <text:p text:style-name="P37">Project Developers Details <text:s/>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S.NO</text:p>
          </table:table-cell>
          <table:table-cell table:style-name="TableCell48">
            <text:p text:style-name="P49">Names</text:p>
          </table:table-cell>
          <table:table-cell table:style-name="TableCell50">
            <text:p text:style-name="P51">Year of Study</text:p>
          </table:table-cell>
          <table:table-cell table:style-name="TableCell52">
            <text:p text:style-name="P53">Role</text:p>
          </table:table-cell>
          <table:table-cell table:style-name="TableCell54">
            <text:p text:style-name="P55">Email-ID</text:p>
          </table:table-cell>
          <table:table-cell table:style-name="TableCell56">
            <text:p text:style-name="P57">github handles</text:p>
          </table:table-cell>
        </table:table-row>
        <table:table-row table:style-name="TableRow58">
          <table:table-cell table:style-name="TableCell59">
            <text:p text:style-name="P60">1.</text:p>
          </table:table-cell>
          <table:table-cell table:style-name="TableCell61">
            <text:p text:style-name="P62">M.Amrutha Varshini</text:p>
          </table:table-cell>
          <table:table-cell table:style-name="TableCell63">
            <text:p text:style-name="P64"><text:span text:style-name="T65">4th</text:span><text:span text:style-name="T66"><text:s/>year</text:span></text:p>
          </table:table-cell>
          <table:table-cell table:style-name="TableCell67">
            <text:p text:style-name="P68">.</text:p>
          </table:table-cell>
          <table:table-cell table:style-name="TableCell69">
            <text:p text:style-name="P70">mandalaamruthavarshinistar@gmail.com</text:p>
          </table:table-cell>
          <table:table-cell table:style-name="TableCell71">
            <text:p text:style-name="P72">starmav</text:p>
          </table:table-cell>
        </table:table-row>
      </table:table>
      <text:p text:style-name="P73"/>
      <text:p text:style-name="P74"/>
      <text:p text:style-name="P75"/>
      <text:p text:style-name="P76">Technologies and Libraries</text:p>
      <text:p text:style-name="P77">Technologies :</text:p>
      <text:list text:style-name="WWNum2">
        <text:list-item text:start-value="1">
          <text:p text:style-name="P78">HTML</text:p>
        </text:list-item>
        <text:list-item>
          <text:p text:style-name="P79">CSS</text:p>
        </text:list-item>
        <text:list-item>
          <text:p text:style-name="P80">Javascript</text:p>
        </text:list-item>
        <text:list-item>
          <text:p text:style-name="P81"><text:span text:style-name="T82">jQuery</text:span></text:p>
        </text:list-item>
      </text:list>
      <text:p text:style-name="P83">Libraries :</text:p>
      <text:list text:style-name="WWNum1">
        <text:list-item text:start-value="1">
          <text:p text:style-name="P84">FileSaverjs</text:p>
        </text:list-item>
      </text:list>
      <text:p text:style-name="P85"/>
      <text:p text:style-name="P86">Documents :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S.NO</text:p>
          </table:table-cell>
          <table:table-cell table:style-name="TableCell94">
            <text:p text:style-name="P95">Link to Document</text:p>
          </table:table-cell>
          <table:table-cell table:style-name="TableCell96">
            <text:p text:style-name="P97">Role</text:p>
          </table:table-cell>
        </table:table-row>
        <table:table-row table:style-name="TableRow98">
          <table:table-cell table:style-name="TableCell99">
            <text:p text:style-name="P100">1.</text:p>
          </table:table-cell>
          <table:table-cell table:style-name="TableCell101">
            <text:p text:style-name="P102">Procedure</text:p>
          </table:table-cell>
          <table:table-cell table:style-name="TableCell103">
            <text:p text:style-name="P104">This document captures the instructions to run the simulations</text:p>
          </table:table-cell>
        </table:table-row>
        <table:table-row table:style-name="TableRow105">
          <table:table-cell table:style-name="TableCell106">
            <text:p text:style-name="P107">2.</text:p>
          </table:table-cell>
          <table:table-cell table:style-name="TableCell108">
            <text:p text:style-name="P109">Test Cases</text:p>
          </table:table-cell>
          <table:table-cell table:style-name="TableCell110">
            <text:p text:style-name="P111">This document captures the functional test cases of the experiment simulation</text:p>
          </table:table-cell>
        </table:table-row>
        <text:soft-page-break/>
        <table:table-row table:style-name="TableRow112">
          <table:table-cell table:style-name="TableCell113">
            <text:p text:style-name="P114">3.</text:p>
          </table:table-cell>
          <table:table-cell table:style-name="TableCell115">
            <text:p text:style-name="P116">Code<text:s/>Documentation</text:p>
          </table:table-cell>
          <table:table-cell table:style-name="TableCell117">
            <text:p text:style-name="P118">This document captures the <text:s/>details related to code</text:p>
          </table:table-cell>
        </table:table-row>
      </table:table>
      <text:p text:style-name="P119"/>
      <text:p text:style-name="P120">Process Followed to convert the experiment</text:p>
      <text:list text:style-name="WWNum3">
        <text:list-item text:start-value="1">
          <text:p text:style-name="P121">Understand the assigned experiment Java simulation</text:p>
        </text:list-item>
        <text:list-item>
          <text:p text:style-name="P122">Understanding the experiment concept</text:p>
        </text:list-item>
        <text:list-item>
          <text:p text:style-name="P123">Re-implement the same in javascript</text:p>
        </text:list-item>
      </text:list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Calibri" style:font-name-asian="Calibri" style:font-name-complex="Calibri" fo:font-size="14pt" style:font-size-asian="14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Calibri" style:font-name-asian="Calibri" style:font-name-complex="Calibri" fo:font-size="14pt" style:font-size-asian="14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Calibri" style:font-name-asian="Calibri" style:font-name-complex="Calibri" fo:font-size="14pt" style:font-size-asian="14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Calibri" style:font-name-asian="Calibri" style:font-name-complex="Calibri" fo:font-size="14pt" style:font-size-asian="14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Calibri" style:font-name-asian="Calibri" style:font-name-complex="Calibri" fo:font-weight="bold" style:font-weight-asian="bold" fo:color="#1155CC" fo:font-size="14pt" style:font-size-asian="14pt" style:font-size-complex="14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Calibri" fo:font-size="14pt" style:font-size-asian="14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Calibri" fo:font-size="14pt" style:font-size-asian="14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="Calibri" fo:font-size="14pt" style:font-size-asian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Calibri" fo:font-size="14pt" style:font-size-asian="14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5625in" fo:margin-bottom="1in" fo:margin-right="0.31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rutha</dc:creator>
    <meta:creation-date>2019-08-19T16:56:00Z</meta:creation-date>
    <dc:date>2019-08-19T16:59:00Z</dc:date>
    <meta:template xlink:href="Normal" xlink:type="simple"/>
    <meta:editing-cycles>4</meta:editing-cycles>
    <meta:editing-duration>PT840S</meta:editing-duration>
    <meta:document-statistic meta:page-count="3" meta:paragraph-count="5" meta:word-count="433" meta:character-count="2901" meta:row-count="20" meta:non-whitespace-character-count="2473"/>
  </office:meta>
</office:document-meta>
</file>